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style="italic" fo:font-weight="bold" officeooo:rsid="00186e69" officeooo:paragraph-rsid="00186e69" style:font-size-asian="16pt" style:font-style-asian="italic" style:font-weight-asian="bold" style:font-size-complex="16pt" style:font-style-complex="italic" style:font-weight-complex="bold"/>
    </style:style>
    <style:style style:name="P2" style:family="paragraph" style:parent-style-name="Standard">
      <style:text-properties fo:font-style="italic" officeooo:rsid="00186e69" officeooo:paragraph-rsid="00186e69" style:font-style-asian="italic" style:font-style-complex="italic"/>
    </style:style>
    <style:style style:name="P3" style:family="paragraph" style:parent-style-name="Standard">
      <style:text-properties fo:font-style="italic" officeooo:rsid="00193511" officeooo:paragraph-rsid="00193511" style:font-style-asian="italic" style:font-style-complex="italic"/>
    </style:style>
    <style:style style:name="P4" style:family="paragraph" style:parent-style-name="Standard">
      <style:paragraph-properties fo:text-align="justify" style:justify-single-word="false"/>
      <style:text-properties fo:font-style="italic" officeooo:rsid="00193511" officeooo:paragraph-rsid="00193511" style:font-style-asian="italic" style:font-style-complex="italic"/>
    </style:style>
    <style:style style:name="P5" style:family="paragraph" style:parent-style-name="Standard">
      <style:text-properties fo:font-style="italic" officeooo:rsid="0023d8a0" officeooo:paragraph-rsid="0023d8a0" style:font-style-asian="italic" style:font-style-complex="italic"/>
    </style:style>
    <style:style style:name="P6" style:family="paragraph" style:parent-style-name="Standard">
      <style:text-properties fo:color="#cc00cc" fo:font-style="italic" fo:font-weight="bold" officeooo:rsid="00193511" officeooo:paragraph-rsid="00193511" style:font-style-asian="italic" style:font-weight-asian="bold" style:font-style-complex="italic" style:font-weight-complex="bold"/>
    </style:style>
    <style:style style:name="P7" style:family="paragraph" style:parent-style-name="Standard">
      <style:text-properties fo:color="#000000" fo:font-style="italic" fo:font-weight="normal" officeooo:rsid="00193511" officeooo:paragraph-rsid="0023d8a0" style:font-style-asian="italic" style:font-weight-asian="normal" style:font-style-complex="italic" style:font-weight-complex="normal"/>
    </style:style>
    <style:style style:name="P8" style:family="paragraph" style:parent-style-name="Standard">
      <style:text-properties fo:color="#000000" fo:font-style="italic" fo:font-weight="normal" officeooo:rsid="00193511" officeooo:paragraph-rsid="0026f6e8" style:font-style-asian="italic" style:font-weight-asian="normal" style:font-style-complex="italic" style:font-weight-complex="normal"/>
    </style:style>
    <style:style style:name="P9" style:family="paragraph" style:parent-style-name="Standard">
      <style:text-properties fo:color="#000000" fo:font-style="italic" fo:font-weight="normal" officeooo:rsid="0026f6e8" officeooo:paragraph-rsid="0026f6e8" style:font-style-asian="italic" style:font-weight-asian="normal" style:font-style-complex="italic" style:font-weight-complex="normal"/>
    </style:style>
    <style:style style:name="P10" style:family="paragraph" style:parent-style-name="Standard">
      <style:text-properties fo:color="#000000" fo:font-size="14pt" fo:font-weight="normal" officeooo:rsid="002c15fb" officeooo:paragraph-rsid="002c15f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0000" fo:font-size="14pt" fo:font-weight="normal" officeooo:rsid="00311778" officeooo:paragraph-rsid="00311778"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000000" fo:font-size="14pt" fo:font-weight="bold" officeooo:rsid="0033a19c" officeooo:paragraph-rsid="0033a19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fo:font-size="14pt" fo:font-weight="bold" officeooo:rsid="003494f7" officeooo:paragraph-rsid="003494f7" style:font-size-asian="14pt" style:font-weight-asian="bold" style:font-size-complex="14pt" style:font-weight-complex="bold"/>
    </style:style>
    <style:style style:name="P14" style:family="paragraph" style:parent-style-name="Standard" style:list-style-name="L1">
      <style:text-properties officeooo:paragraph-rsid="00285c4c"/>
    </style:style>
    <style:style style:name="P15" style:family="paragraph" style:parent-style-name="Standard" style:list-style-name="L2">
      <style:text-properties officeooo:paragraph-rsid="00286c37"/>
    </style:style>
    <style:style style:name="P16" style:family="paragraph" style:parent-style-name="Standard" style:list-style-name="L2">
      <style:text-properties fo:font-weight="normal" officeooo:rsid="00286c37" officeooo:paragraph-rsid="00286c37" style:font-weight-asian="normal" style:font-weight-complex="normal"/>
    </style:style>
    <style:style style:name="P17" style:family="paragraph" style:parent-style-name="Standard" style:list-style-name="L1">
      <style:text-properties fo:font-weight="normal" officeooo:rsid="00286c37" officeooo:paragraph-rsid="00286c37" style:font-weight-asian="normal" style:font-weight-complex="normal"/>
    </style:style>
    <style:style style:name="P18" style:family="paragraph" style:parent-style-name="Standard" style:list-style-name="L1">
      <style:text-properties fo:font-weight="normal" officeooo:rsid="00285c4c" officeooo:paragraph-rsid="00285c4c" style:font-weight-asian="normal" style:font-weight-complex="normal"/>
    </style:style>
    <style:style style:name="P19" style:family="paragraph" style:parent-style-name="Standard" style:list-style-name="L1">
      <style:text-properties fo:color="#000099" fo:font-weight="normal" officeooo:rsid="00285c4c" officeooo:paragraph-rsid="00285c4c" style:font-weight-asian="normal" style:font-weight-complex="normal"/>
    </style:style>
    <style:style style:name="P20" style:family="paragraph" style:parent-style-name="Standard" style:list-style-name="L1">
      <style:text-properties fo:color="#000099" fo:font-weight="normal" officeooo:rsid="00285c4c" officeooo:paragraph-rsid="00286c37" style:font-weight-asian="normal" style:font-weight-complex="normal"/>
    </style:style>
    <style:style style:name="P21" style:family="paragraph" style:parent-style-name="Standard" style:list-style-name="L1">
      <style:text-properties fo:color="#000099" fo:font-weight="normal" officeooo:rsid="00286c37" officeooo:paragraph-rsid="00286c37" style:font-weight-asian="normal" style:font-weight-complex="normal"/>
    </style:style>
    <style:style style:name="P22" style:family="paragraph" style:parent-style-name="Standard" style:list-style-name="L2">
      <style:text-properties fo:color="#000099" fo:font-weight="normal" officeooo:rsid="00286c37" officeooo:paragraph-rsid="00286c37" style:font-weight-asian="normal" style:font-weight-complex="normal"/>
    </style:style>
    <style:style style:name="P23" style:family="paragraph" style:parent-style-name="Standard" style:list-style-name="L2">
      <style:text-properties fo:color="#000099" fo:font-size="14pt" fo:font-weight="normal" officeooo:rsid="00286c37" officeooo:paragraph-rsid="00286c37" style:font-size-asian="14pt" style:font-weight-asian="normal" style:font-size-complex="14pt" style:font-weight-complex="normal"/>
    </style:style>
    <style:style style:name="P24" style:family="paragraph" style:parent-style-name="Standard">
      <style:text-properties fo:color="#000099" fo:font-size="14pt" fo:font-weight="bold" officeooo:rsid="002c15fb" officeooo:paragraph-rsid="002c15fb" style:font-size-asian="14pt" style:font-weight-asian="bold" style:font-size-complex="14pt" style:font-weight-complex="bold"/>
    </style:style>
    <style:style style:name="P25" style:family="paragraph" style:parent-style-name="Standard" style:list-style-name="L3">
      <style:text-properties fo:color="#000099" officeooo:rsid="002bd410" officeooo:paragraph-rsid="002bd410"/>
    </style:style>
    <style:style style:name="P26" style:family="paragraph" style:parent-style-name="Standard" style:list-style-name="L3">
      <style:text-properties officeooo:paragraph-rsid="002a243d"/>
    </style:style>
    <style:style style:name="P27" style:family="paragraph" style:parent-style-name="Standard" style:list-style-name="L3">
      <style:text-properties officeooo:rsid="002bd410" officeooo:paragraph-rsid="002bd410"/>
    </style:style>
    <style:style style:name="P28" style:family="paragraph" style:parent-style-name="Standard">
      <style:text-properties fo:color="#330099" fo:font-size="14pt" fo:font-weight="bold" officeooo:rsid="002c15fb" officeooo:paragraph-rsid="002c15fb" style:font-size-asian="14pt" style:font-weight-asian="bold" style:font-size-complex="14pt" style:font-weight-complex="bold"/>
    </style:style>
    <style:style style:name="P29" style:family="paragraph" style:parent-style-name="Standard">
      <style:text-properties fo:color="#330099" fo:font-size="14pt" fo:font-weight="bold" officeooo:rsid="002a243d" officeooo:paragraph-rsid="002a243d" style:font-size-asian="14pt" style:font-weight-asian="bold" style:font-size-complex="14pt" style:font-weight-complex="bold"/>
    </style:style>
    <style:style style:name="P30" style:family="paragraph" style:parent-style-name="Standard">
      <style:text-properties fo:color="#330099" fo:font-size="14pt" fo:font-weight="bold" officeooo:rsid="002d953a" officeooo:paragraph-rsid="002d953a" style:font-size-asian="14pt" style:font-weight-asian="bold" style:font-size-complex="14pt" style:font-weight-complex="bold"/>
    </style:style>
    <style:style style:name="P31" style:family="paragraph" style:parent-style-name="Standard">
      <style:text-properties fo:color="#330099" fo:font-size="14pt" fo:font-weight="bold" officeooo:rsid="002d953a" officeooo:paragraph-rsid="0033a19c" style:font-size-asian="14pt" style:font-weight-asian="bold" style:font-size-complex="14pt" style:font-weight-complex="bold"/>
    </style:style>
    <style:style style:name="P32" style:family="paragraph" style:parent-style-name="Standard">
      <style:text-properties fo:color="#330099" fo:font-size="14pt" fo:font-weight="bold" officeooo:rsid="0033a19c" officeooo:paragraph-rsid="0033a19c"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color="#330099" fo:font-size="14pt" fo:font-weight="bold" officeooo:rsid="003494f7" officeooo:paragraph-rsid="003494f7" style:font-size-asian="14pt" style:font-weight-asian="bold" style:font-size-complex="14pt" style:font-weight-complex="bold"/>
    </style:style>
    <style:style style:name="P34" style:family="paragraph" style:parent-style-name="Standard">
      <style:text-properties fo:color="#330099" fo:font-size="14pt" fo:font-style="italic" officeooo:rsid="00285c4c" officeooo:paragraph-rsid="00285c4c" style:font-size-asian="14pt" style:font-style-asian="italic" style:font-size-complex="14pt" style:font-style-complex="italic"/>
    </style:style>
    <style:style style:name="P35" style:family="paragraph" style:parent-style-name="Standard">
      <style:text-properties fo:color="#330099" officeooo:rsid="00286c37" officeooo:paragraph-rsid="00286c37"/>
    </style:style>
    <style:style style:name="P36" style:family="paragraph" style:parent-style-name="Standard" style:list-style-name="L2">
      <style:paragraph-properties fo:break-before="page"/>
      <style:text-properties fo:font-weight="normal" officeooo:rsid="00286c37" officeooo:paragraph-rsid="00286c3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0c74"/>
    </style:style>
    <style:style style:name="T3" style:family="text">
      <style:text-properties fo:font-size="18pt" fo:font-style="italic" fo:font-weight="bold" officeooo:rsid="00203304" style:font-size-asian="18pt" style:font-style-asian="italic" style:font-weight-asian="bold" style:font-size-complex="18pt" style:font-style-complex="italic" style:font-weight-complex="bold"/>
    </style:style>
    <style:style style:name="T4" style:family="text">
      <style:text-properties fo:font-size="18pt" fo:font-style="italic" fo:font-weight="normal" officeooo:rsid="00203304" style:font-size-asian="18pt" style:font-style-asian="italic" style:font-weight-asian="normal" style:font-size-complex="18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8pt" fo:font-style="italic" fo:font-weight="normal" officeooo:rsid="00203304" style:font-size-asian="8pt" style:font-style-asian="italic" style:font-weight-asian="normal" style:font-size-complex="8pt" style:font-style-complex="italic" style:font-weight-complex="normal"/>
    </style:style>
    <style:style style:name="T7" style:family="text">
      <style:text-properties fo:color="#cc0000"/>
    </style:style>
    <style:style style:name="T8" style:family="text">
      <style:text-properties fo:color="#cc0000" fo:font-weight="bold" style:font-weight-asian="bold" style:font-weight-complex="bold"/>
    </style:style>
    <style:style style:name="T9" style:family="text">
      <style:text-properties officeooo:rsid="0023d8a0"/>
    </style:style>
    <style:style style:name="T10" style:family="text">
      <style:text-properties fo:color="#000000" fo:font-weight="bold" style:font-weight-asian="bold" style:font-weight-complex="bold"/>
    </style:style>
    <style:style style:name="T11" style:family="text">
      <style:text-properties fo:color="#000000" fo:font-size="14pt" fo:font-style="italic" style:font-size-asian="14pt" style:font-style-asian="italic" style:font-size-complex="14pt" style:font-style-complex="italic"/>
    </style:style>
    <style:style style:name="T12" style:family="text">
      <style:text-properties fo:color="#000000" fo:font-size="14pt" fo:font-style="italic" fo:font-weight="normal" officeooo:rsid="00286c37" style:font-size-asian="14pt" style:font-style-asian="italic" style:font-weight-asian="normal" style:font-size-complex="14pt" style:font-style-complex="italic" style:font-weight-complex="normal"/>
    </style:style>
    <style:style style:name="T13" style:family="text">
      <style:text-properties fo:color="#000000" fo:font-size="14pt" fo:font-weight="normal" officeooo:rsid="002a243d" style:font-size-asian="14pt" style:font-weight-asian="normal" style:font-size-complex="14pt"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33a19c" style:font-weight-asian="normal" style:font-weight-complex="normal"/>
    </style:style>
    <style:style style:name="T16" style:family="text">
      <style:text-properties officeooo:rsid="0026f6e8"/>
    </style:style>
    <style:style style:name="T17" style:family="text">
      <style:text-properties fo:color="#cc00cc" officeooo:rsid="0023d8a0"/>
    </style:style>
    <style:style style:name="T18" style:family="text">
      <style:text-properties fo:color="#cc00cc" officeooo:rsid="0026f6e8"/>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size="14pt" fo:font-style="italic" officeooo:rsid="00286c37" style:font-size-asian="14pt" style:font-style-asian="italic" style:font-size-complex="14pt" style:font-style-complex="italic"/>
    </style:style>
    <style:style style:name="T21" style:family="text">
      <style:text-properties fo:font-size="14pt" fo:font-style="italic" fo:font-weight="bold" style:font-size-asian="14pt" style:font-style-asian="italic" style:font-weight-asian="bold" style:font-size-complex="14pt" style:font-style-complex="italic" style:font-weight-complex="bold"/>
    </style:style>
    <style:style style:name="T22" style:family="text">
      <style:text-properties fo:font-size="14pt" fo:font-weight="normal" officeooo:rsid="002a243d" style:font-size-asian="14pt" style:font-weight-asian="normal" style:font-size-complex="14pt" style:font-weight-complex="normal"/>
    </style:style>
    <style:style style:name="T23" style:family="text">
      <style:text-properties fo:color="#000099" fo:font-size="14pt" fo:font-style="italic" style:font-size-asian="14pt" style:font-style-asian="italic" style:font-size-complex="14pt" style:font-style-complex="italic"/>
    </style:style>
    <style:style style:name="T24" style:family="text">
      <style:text-properties fo:color="#000099" fo:font-size="14pt" fo:font-style="italic" fo:font-weight="normal" officeooo:rsid="00285c4c" style:font-size-asian="14pt" style:font-style-asian="italic" style:font-weight-asian="normal" style:font-size-complex="14pt" style:font-style-complex="italic" style:font-weight-complex="normal"/>
    </style:style>
    <style:style style:name="T25" style:family="text">
      <style:text-properties fo:color="#ff0066"/>
    </style:style>
    <style:style style:name="T26" style:family="text">
      <style:text-properties fo:color="#ff0066" fo:font-weight="normal" style:font-weight-asian="normal" style:font-weight-complex="normal"/>
    </style:style>
    <style:style style:name="T27" style:family="text">
      <style:text-properties officeooo:rsid="00311778"/>
    </style:style>
    <style:style style:name="T28" style:family="text">
      <style:text-properties fo:color="#00cccc"/>
    </style:style>
    <style:style style:name="T29" style:family="text">
      <style:text-properties fo:color="#9900ff"/>
    </style:style>
    <style:style style:name="T30" style:family="text">
      <style:text-properties fo:color="#ff3399"/>
    </style:style>
    <style:style style:name="T31" style:family="text">
      <style:text-properties fo:color="#ff3333"/>
    </style:style>
    <style:style style:name="T32" style:family="text">
      <style:text-properties fo:color="#990000"/>
    </style:style>
    <text:list-style style:name="L1">
      <text:list-level-style-bullet text:level="1"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0.16cm" fo:text-indent="-0.635cm" fo:margin-left="10.16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0.16cm" fo:text-indent="-0.635cm" fo:margin-left="10.16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unctions for Transforming Text</text:p>
      <text:p text:style-name="P2">Functions allow you to do text processing in the makefile to compute the files to operate</text:p>
      <text:p text:style-name="P2">on or the commands to use in recipes.</text:p>
      <text:p text:style-name="P2"/>
      <text:p text:style-name="P6">Function Call Syntax</text:p>
      <text:p text:style-name="P4"><text:span text:style-name="T1"><text:tab/></text:span>A function call resembles a variable reference. It can appear anywhere a variable reference can appear, and it is expanded using the same rules as variable references. A function call looks <text:span text:style-name="T27">l</text:span>ike this:</text:p>
      <text:p text:style-name="P3"><text:tab/><text:tab/><text:tab/><text:tab/><text:span text:style-name="T5">$</text:span><text:span text:style-name="T8">(</text:span><text:span text:style-name="T5">function arguments</text:span><text:span text:style-name="T8">)</text:span></text:p>
      <text:p text:style-name="P3">or like this:</text:p>
      <text:p text:style-name="P3"><text:tab/><text:tab/><text:tab/><text:tab/><text:span text:style-name="T5">$</text:span><text:span text:style-name="T8">{</text:span><text:span text:style-name="T5">function arguments</text:span><text:span text:style-name="T8">}</text:span></text:p>
      <text:p text:style-name="P8"><text:tab/><text:span text:style-name="T9">Here </text:span></text:p>
      <text:p text:style-name="P8"><text:span text:style-name="T17">--------&gt;</text:span><text:span text:style-name="T9">function is a function name (one of a short list of names that are part of make).</text:span></text:p>
      <text:p text:style-name="P8"><text:span text:style-name="T18">--------&gt;</text:span><text:span text:style-name="T16">arguments are the arguments of the function. They are separated from the function</text:span></text:p>
      <text:p text:style-name="P9">name by one or more spaces or tabs, and if there is more than one argument, then they are</text:p>
      <text:p text:style-name="P9">separated by commas. Such whitespace and commas are not part of an argument’s value.</text:p>
      <text:p text:style-name="P7"><text:tab/></text:p>
      <text:p text:style-name="P5"><text:span text:style-name="T8">NOTE:</text:span><text:span text:style-name="T10"> You can also essentially create your own functions by using the call built-in function.</text:span></text:p>
      <text:p text:style-name="P5"><text:span text:style-name="T10"/></text:p>
      <text:p text:style-name="P34"><text:span text:style-name="T1">Functions for String Substitution and Analysis:</text:span></text:p>
      <text:list xml:id="list4946652952659926969" text:style-name="L1">
        <text:list-item>
          <text:p text:style-name="P14"><text:span text:style-name="T24">$(subst from,to,text)</text:span></text:p>
        </text:list-item>
        <text:list-item>
          <text:p text:style-name="P18"><text:span text:style-name="T11">$(patsubst pattern,replacement,text)</text:span></text:p>
        </text:list-item>
        <text:list-item>
          <text:p text:style-name="P19"><text:span text:style-name="T19">$(strip string)</text:span></text:p>
        </text:list-item>
        <text:list-item>
          <text:p text:style-name="P18"><text:span text:style-name="T11">$(findstring find,in)</text:span></text:p>
        </text:list-item>
        <text:list-item>
          <text:p text:style-name="P19"><text:span text:style-name="T19">$(filter pattern...,text)</text:span></text:p>
        </text:list-item>
        <text:list-item>
          <text:p text:style-name="P18"><text:span text:style-name="T11">$(filter-out pattern...,text)</text:span></text:p>
        </text:list-item>
        <text:list-item>
          <text:p text:style-name="P19"><text:span text:style-name="T19">$(sort list)</text:span></text:p>
        </text:list-item>
        <text:list-item>
          <text:p text:style-name="P18"><text:span text:style-name="T11">$(word n,text)</text:span></text:p>
        </text:list-item>
        <text:list-item>
          <text:p text:style-name="P20"><text:span text:style-name="T19">$(wordlist s,e,text</text:span><text:span text:style-name="T20">)</text:span></text:p>
        </text:list-item>
        <text:list-item>
          <text:p text:style-name="P17"><text:span text:style-name="T11">$(words text)</text:span></text:p>
        </text:list-item>
        <text:list-item>
          <text:p text:style-name="P21"><text:span text:style-name="T19">$(firstword names...)</text:span></text:p>
        </text:list-item>
        <text:list-item>
          <text:p text:style-name="P17"><text:span text:style-name="T11">$(lastword names...)</text:span></text:p>
        </text:list-item>
      </text:list>
      <text:p text:style-name="P35"><text:span text:style-name="T21">Functions for File Names:</text:span></text:p>
      <text:list xml:id="list3385882669337724968" text:style-name="L2">
        <text:list-item>
          <text:p text:style-name="P15"><text:span text:style-name="T12">$(dir names...)</text:span></text:p>
        </text:list-item>
        <text:list-item>
          <text:p text:style-name="P22"><text:span text:style-name="T19">$(notdir names...)</text:span></text:p>
        </text:list-item>
        <text:list-item>
          <text:p text:style-name="P16"><text:span text:style-name="T11">$(suffix names...)</text:span></text:p>
        </text:list-item>
        <text:list-item>
          <text:p text:style-name="P36"><text:span text:style-name="T23">$(basename names...</text:span><text:span text:style-name="T11">)</text:span></text:p>
        </text:list-item>
        <text:list-item>
          <text:p text:style-name="P16"><text:span text:style-name="T11">$(addsuffix suffix,names...)</text:span></text:p>
        </text:list-item>
        <text:list-item>
          <text:p text:style-name="P22"><text:span text:style-name="T19">$(addprefix prefix,names...)</text:span></text:p>
        </text:list-item>
        <text:list-item>
          <text:p text:style-name="P16"><text:span text:style-name="T11">$(join list1,list2)</text:span></text:p>
        </text:list-item>
        <text:list-item>
          <text:p text:style-name="P22"><text:span text:style-name="T19">$(wildcard pattern)</text:span></text:p>
        </text:list-item>
        <text:list-item>
          <text:p text:style-name="P16"><text:span text:style-name="T11">$(realpath names...)</text:span></text:p>
        </text:list-item>
        <text:list-item>
          <text:p text:style-name="P23">$(abspath names...)</text:p>
        </text:list-item>
      </text:list>
      <text:p text:style-name="P29">Functions for Conditionals:</text:p>
      <text:list xml:id="list1920330830043190518" text:style-name="L3">
        <text:list-item>
          <text:p text:style-name="P26"><text:span text:style-name="T13">$(if condition,then-part[,else-part])</text:span></text:p>
        </text:list-item>
        <text:list-item>
          <text:p text:style-name="P25"><text:span text:style-name="T22">$(or condition1[,condition2[,condition3...]])</text:span></text:p>
        </text:list-item>
        <text:list-item>
          <text:p text:style-name="P27"><text:span text:style-name="T13">$(and condition1[,condition2[,condition3...]])</text:span></text:p>
        </text:list-item>
      </text:list>
      <text:p text:style-name="P28">The foreach Function:</text:p>
      <text:p text:style-name="P10"><text:tab/>The foreach function is very different from other functions. It causes one piece of text to be used repeatedly, each time with a different substitution performed on it.</text:p>
      <text:p text:style-name="P24"><text:span text:style-name="T14">The syntax of the foreach function is:</text:span></text:p>
      <text:p text:style-name="P10"><text:tab/><text:tab/><text:tab/> <text:s text:c="3"/><text:tab/> <text:span text:style-name="T25">$(foreach var,list,text)</text:span></text:p>
      <text:p text:style-name="P11"><text:tab/>The first two arguments, var and list, are expanded before anything else is done; note that the last argument, text, is not expanded at the same time. Then for each word of the expanded value of list, the variable named by the expanded value of var is set to that word, and text is expanded. Presumably text contains references to that variable, so its expansion will be different each time.</text:p>
      <text:p text:style-name="P30">The file Function</text:p>
      <text:p text:style-name="P31"><text:tab/><text:span text:style-name="T15">The syntax of the file function is:</text:span></text:p>
      <text:p text:style-name="P32"><text:tab/><text:tab/><text:span text:style-name="T5"><text:tab/><text:tab/></text:span><text:span text:style-name="T26">$(file op filename [,text])</text:span></text:p>
      <text:p text:style-name="P12"><text:span text:style-name="T5"><text:tab/>When the file function is evaluated all its arguments are expanded first, then the file indicated by filename will be opened in the mode described by op.The operator op can be</text:span> <text:span text:style-name="T32">&gt;</text:span><text:span text:style-name="T5"> to indicate the file will be overwritten with new content, </text:span><text:span text:style-name="T32">&gt;&gt;</text:span><text:span text:style-name="T5"> to indicate the current contents of the file will be appended to, or </text:span><text:span text:style-name="T32">&lt;</text:span><text:span text:style-name="T5"> to indicate the contents of the file will be read in. The filename specifies the file to be written to or read from. There may optionally be whitespace between the operator and the file name. When reading files, it is an error to provide a text value. When writing files, text will be written to the file. If text does not already end in a newline a final newline will be written (even if text is the empty string). If the text argument is not given at all, nothing will be written.</text:span></text:p>
      <text:p text:style-name="P12"><text:span text:style-name="T5"/></text:p>
      <text:p text:style-name="P33">The call Function</text:p>
      <text:p text:style-name="P33"><text:tab/><text:span text:style-name="T14">The call function is unique in that it can be used to create new parameterized functions. You can write a complex expression as the value of a variable, then use call to expand it with different values.</text:span></text:p>
      <text:p text:style-name="P33"><text:span text:style-name="T14">The syntax of the call function is:</text:span></text:p>
      <text:p text:style-name="P33"><text:span text:style-name="T14"><text:tab/><text:tab/><text:tab/><text:tab/></text:span><text:span text:style-name="T26">$(call variable,param,param,...)</text:span></text:p>
      <text:p text:style-name="P33"><text:span text:style-name="T26"/></text:p>
      <text:p text:style-name="P13"><text:soft-page-break/><text:span text:style-name="T5"><text:tab/>When make expands this function, it assigns each param to temporary variables $(1),(2), etc. The variable $(0) will contain variable. There is no maximum number of parameter arguments. There is no minimum, either, but it doesn’t make sense to use call with no para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d0c74"/>
    </style:style>
    <style:style style:name="MT2" style:family="text">
      <style:text-properties fo:font-size="18pt" fo:font-style="italic" fo:font-weight="bold" officeooo:rsid="00203304" style:font-size-asian="18pt" style:font-style-asian="italic" style:font-weight-asian="bold" style:font-size-complex="18pt" style:font-style-complex="italic" style:font-weight-complex="bold"/>
    </style:style>
    <style:style style:name="MT3" style:family="text">
      <style:text-properties fo:font-size="18pt" fo:font-style="italic" fo:font-weight="normal" officeooo:rsid="00203304" style:font-size-asian="18pt" style:font-style-asian="italic" style:font-weight-asian="normal" style:font-size-complex="18pt" style:font-style-complex="italic" style:font-weight-complex="normal"/>
    </style:style>
    <style:style style:name="MT4" style:family="text">
      <style:text-properties fo:font-size="8pt" fo:font-style="italic" fo:font-weight="normal" officeooo:rsid="00203304"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span text:style-name="MT1"><text:s text:c="54"/></text:span><text:span text:style-name="MT2">MAKE FILE</text:span><text:span text:style-name="MT3"> </text:span><text:span text:style-name="MT4">MIN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5:17:08.983212099</meta:creation-date>
    <meta:generator>LibreOffice/5.1.6.2$Linux_X86_64 LibreOffice_project/10m0$Build-2</meta:generator>
    <dc:date>2017-11-09T19:09:21.387092814</dc:date>
    <meta:editing-duration>PT3H59S</meta:editing-duration>
    <meta:editing-cycles>18</meta:editing-cycles>
    <meta:document-statistic meta:table-count="0" meta:image-count="0" meta:object-count="0" meta:page-count="3" meta:paragraph-count="58" meta:word-count="609" meta:character-count="3759" meta:non-whitespace-character-count="3145"/>
  </office:meta>
</office:document-meta>
</file>